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ArrayListDepot</text:p>
          </table:table-cell>
          <table:table-cell office:value-type="string" calcext:value-type="string">
            <text:p>VectorDepot</text:p>
          </table:table-cell>
          <table:table-cell office:value-type="string" calcext:value-type="string">
            <text:p>LinkedListDepot</text:p>
          </table:table-cell>
          <table:table-cell office:value-type="string" calcext:value-type="string">
            <text:p>PriorityQueueDepot</text:p>
          </table:table-cell>
          <table:table-cell office:value-type="string" calcext:value-type="string">
            <text:p>HashSetDepot</text:p>
          </table:table-cell>
          <table:table-cell office:value-type="string" calcext:value-type="string">
            <text:p>TreeSetDepot</text:p>
          </table:table-cell>
          <table:table-cell office:value-type="string" calcext:value-type="string">
            <text:p>HashtableDepot</text:p>
          </table:table-cell>
          <table:table-cell office:value-type="string" calcext:value-type="string">
            <text:p>HashMapDepot</text:p>
          </table:table-cell>
          <table:table-cell office:value-type="string" calcext:value-type="string">
            <text:p>TreeMapDepot</text:p>
          </table:table-cell>
        </table:table-row>
        <table:table-row table:style-name="ro1">
          <table:table-cell office:value-type="string" calcext:value-type="string">
            <text:p>Task1</text:p>
          </table:table-cell>
          <table:table-cell office:value-type="float" office:value="21754" calcext:value-type="float">
            <text:p>21754</text:p>
          </table:table-cell>
          <table:table-cell office:value-type="float" office:value="21400" calcext:value-type="float">
            <text:p>21400</text:p>
          </table:table-cell>
          <table:table-cell office:value-type="float" office:value="56562" calcext:value-type="float">
            <text:p>56562</text:p>
          </table:table-cell>
          <table:table-cell office:value-type="float" office:value="179340" calcext:value-type="float">
            <text:p>179340</text:p>
          </table:table-cell>
          <table:table-cell office:value-type="float" office:value="689384" calcext:value-type="float">
            <text:p>689384</text:p>
          </table:table-cell>
          <table:table-cell office:value-type="float" office:value="54120" calcext:value-type="float">
            <text:p>54120</text:p>
          </table:table-cell>
          <table:table-cell office:value-type="float" office:value="2942" calcext:value-type="float">
            <text:p>2942</text:p>
          </table:table-cell>
          <table:table-cell office:value-type="float" office:value="2760" calcext:value-type="float">
            <text:p>27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string" calcext:value-type="string">
            <text:p>Task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sk3</text:p>
          </table:table-cell>
          <table:table-cell office:value-type="float" office:value="1582" calcext:value-type="float">
            <text:p>1582</text:p>
          </table:table-cell>
          <table:table-cell office:value-type="float" office:value="1496" calcext:value-type="float">
            <text:p>1496</text:p>
          </table:table-cell>
          <table:table-cell office:value-type="float" office:value="3225" calcext:value-type="float">
            <text:p>3225</text:p>
          </table:table-cell>
          <table:table-cell office:value-type="float" office:value="8827" calcext:value-type="float">
            <text:p>8827</text:p>
          </table:table-cell>
          <table:table-cell office:value-type="float" office:value="10069" calcext:value-type="float">
            <text:p>10069</text:p>
          </table:table-cell>
          <table:table-cell office:value-type="float" office:value="7202" calcext:value-type="float">
            <text:p>7202</text:p>
          </table:table-cell>
          <table:table-cell office:value-type="float" office:value="329" calcext:value-type="float">
            <text:p>329</text:p>
          </table:table-cell>
          <table:table-cell office:value-type="float" office:value="272" calcext:value-type="float">
            <text:p>27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ask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350" calcext:value-type="float">
            <text:p>350</text:p>
          </table:table-cell>
          <table:table-cell office:value-type="float" office:value="445" calcext:value-type="float">
            <text:p>445</text:p>
          </table:table-cell>
          <table:table-cell office:value-type="float" office:value="380" calcext:value-type="float">
            <text:p>3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sk5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91" calcext:value-type="float">
            <text:p>291</text:p>
          </table:table-cell>
          <table:table-cell office:value-type="float" office:value="1304" calcext:value-type="float">
            <text:p>1304</text:p>
          </table:table-cell>
          <table:table-cell office:value-type="float" office:value="283" calcext:value-type="float">
            <text:p>283</text:p>
          </table:table-cell>
          <table:table-cell office:value-type="float" office:value="358" calcext:value-type="float">
            <text:p>358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ask6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  <table:table-cell office:value-type="float" office:value="1175" calcext:value-type="float">
            <text:p>1175</text:p>
          </table:table-cell>
          <table:table-cell office:value-type="float" office:value="301" calcext:value-type="float">
            <text:p>301</text:p>
          </table:table-cell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716,4</text:p>
          </table:table-cell>
          <table:table-cell office:value-type="string" calcext:value-type="string">
            <text:p>763,9</text:p>
          </table:table-cell>
          <table:table-cell office:value-type="string" calcext:value-type="string">
            <text:p>716,4</text:p>
          </table:table-cell>
          <table:table-cell office:value-type="string" calcext:value-type="string">
            <text:p>4,2 MB</text:p>
          </table:table-cell>
          <table:table-cell office:value-type="string" calcext:value-type="string">
            <text:p>716,4</text:p>
          </table:table-cell>
          <table:table-cell office:value-type="string" calcext:value-type="string">
            <text:p>1,1 MB</text:p>
          </table:table-cell>
          <table:table-cell office:value-type="string" calcext:value-type="string">
            <text:p>546,1 kB</text:p>
          </table:table-cell>
          <table:table-cell office:value-type="string" calcext:value-type="string">
            <text:p>546,1 kB </text:p>
          </table:table-cell>
          <table:table-cell office:value-type="string" calcext:value-type="string">
            <text:p>546,0 kB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0.03pt" svg:y="0.03pt">
            <draw:object draw:notify-on-update-of-ranges="Sheet1.B1:Sheet1.J1 Sheet1.B2:Sheet1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453.51pt" svg:height="255.09pt" svg:x="0pt" svg:y="0pt">
            <draw:object draw:notify-on-update-of-ranges="Sheet1.B1:Sheet1.J1 Sheet1.B3:Sheet1.J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453.51pt" svg:height="255.09pt" svg:x="20.32pt" svg:y="23.36pt">
            <draw:object draw:notify-on-update-of-ranges="Sheet1.B1:Sheet1.J1 Sheet1.B4:Sheet1.J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453.51pt" svg:height="255.09pt" svg:x="86.68pt" svg:y="10.57pt">
            <draw:object draw:notify-on-update-of-ranges="Sheet1.B1:Sheet1.J1 Sheet1.B5:Sheet1.J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453.51pt" svg:height="255.09pt" svg:x="0.03pt" svg:y="0.03pt">
            <draw:object draw:notify-on-update-of-ranges="Sheet1.B1:Sheet1.J1 Sheet1.B6:Sheet1.J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shapes>
          <draw:frame draw:z-index="0" draw:style-name="gr1" draw:text-style-name="P1" svg:width="453.51pt" svg:height="255.09pt" svg:x="0.03pt" svg:y="0.03pt">
            <draw:object draw:notify-on-update-of-ranges="Sheet1.B1:Sheet1.J1 Sheet1.B7:Sheet1.J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1:23:17.617274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2:13:34.822010173</meta:creation-date>
    <dc:date>2018-12-09T11:43:10.455569654</dc:date>
    <meta:editing-duration>PT12M14S</meta:editing-duration>
    <meta:editing-cycles>6</meta:editing-cycles>
    <meta:generator>LibreOffice/6.0.6.2$Linux_X86_64 LibreOffice_project/00m0$Build-2</meta:generator>
    <meta:document-statistic meta:table-count="7" meta:cell-count="79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76cm" svg:y="0.316cm" chart:style-name="ch2">
          <text:p>Add file</text:p>
        </chart:title>
        <chart:legend chart:legend-position="end" svg:x="14.292cm" svg:y="4.201cm" style:legend-expansion="high" chart:style-name="ch3"/>
        <chart:plot-area chart:style-name="ch4" table:cell-range-address="Sheet1.B1:Sheet1.J2" chart:data-source-has-labels="row" svg:x="0.32cm" svg:y="1.275cm" svg:width="13.652cm" svg:height="7.545cm">
          <chartooo:coordinate-region svg:x="1.682cm" svg:y="1.275cm" svg:width="12.29cm" svg:height="4.702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J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754">
                <text:p>21754</text:p>
                <draw:g>
                  <svg:desc>Sheet1.B2:Sheet1.J2</svg:desc>
                </draw:g>
              </table:table-cell>
              <table:table-cell office:value-type="float" office:value="21400">
                <text:p>21400</text:p>
              </table:table-cell>
              <table:table-cell office:value-type="float" office:value="56562">
                <text:p>56562</text:p>
              </table:table-cell>
              <table:table-cell office:value-type="float" office:value="179340">
                <text:p>179340</text:p>
              </table:table-cell>
              <table:table-cell office:value-type="float" office:value="689384">
                <text:p>689384</text:p>
              </table:table-cell>
              <table:table-cell office:value-type="float" office:value="54120">
                <text:p>54120</text:p>
              </table:table-cell>
              <table:table-cell office:value-type="float" office:value="2942">
                <text:p>2942</text:p>
              </table:table-cell>
              <table:table-cell office:value-type="float" office:value="2760">
                <text:p>2760</text:p>
              </table:table-cell>
              <table:table-cell office:value-type="float" office:value="3519">
                <text:p>3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patternOccurenceCount "no"</text:p>
        </chart:title>
        <chart:legend chart:legend-position="end" svg:x="14.292cm" svg:y="4.201cm" style:legend-expansion="high" chart:style-name="ch3"/>
        <chart:plot-area chart:style-name="ch4" table:cell-range-address="Sheet1.B1:Sheet1.J1 Sheet1.B3:Sheet1.J3" chart:data-source-has-labels="row" svg:x="0.32cm" svg:y="1.275cm" svg:width="13.652cm" svg:height="7.545cm">
          <chartooo:coordinate-region svg:x="1.336cm" svg:y="1.275cm" svg:width="12.636cm" svg:height="4.701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J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B3:Sheet1.J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print</text:p>
        </chart:title>
        <chart:legend chart:legend-position="end" svg:x="14.292cm" svg:y="4.201cm" style:legend-expansion="high" chart:style-name="ch3"/>
        <chart:plot-area chart:style-name="ch4" table:cell-range-address="Sheet1.B1:Sheet1.J1 Sheet1.B5:Sheet1.J5" chart:data-source-has-labels="row" svg:x="0.32cm" svg:y="1.275cm" svg:width="13.652cm" svg:height="7.545cm">
          <chartooo:coordinate-region svg:x="1.358cm" svg:y="1.275cm" svg:width="12.614cm" svg:height="4.702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J5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30">
                <text:p>130</text:p>
                <draw:g>
                  <svg:desc>Sheet1.B5:Sheet1.J5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350">
                <text:p>350</text:p>
              </table:table-cell>
              <table:table-cell office:value-type="float" office:value="445">
                <text:p>445</text:p>
              </table:table-cell>
              <table:table-cell office:value-type="float" office:value="380">
                <text:p>380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remove words</text:p>
        </chart:title>
        <chart:legend chart:legend-position="end" svg:x="14.292cm" svg:y="4.201cm" style:legend-expansion="high" chart:style-name="ch3"/>
        <chart:plot-area chart:style-name="ch4" table:cell-range-address="Sheet1.B1:Sheet1.J1 Sheet1.B4:Sheet1.J4" chart:data-source-has-labels="row" svg:x="0.32cm" svg:y="1.275cm" svg:width="13.652cm" svg:height="7.545cm">
          <chartooo:coordinate-region svg:x="1.497cm" svg:y="1.275cm" svg:width="12.475cm" svg:height="4.701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J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582">
                <text:p>1582</text:p>
                <draw:g>
                  <svg:desc>Sheet1.B4:Sheet1.J4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3225">
                <text:p>3225</text:p>
              </table:table-cell>
              <table:table-cell office:value-type="float" office:value="8827">
                <text:p>8827</text:p>
              </table:table-cell>
              <table:table-cell office:value-type="float" office:value="10069">
                <text:p>10069</text:p>
              </table:table-cell>
              <table:table-cell office:value-type="float" office:value="7202">
                <text:p>7202</text:p>
              </table:table-cell>
              <table:table-cell office:value-type="float" office:value="329">
                <text:p>329</text:p>
              </table:table-cell>
              <table:table-cell office:value-type="float" office:value="272">
                <text:p>272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26cm" svg:y="0.316cm" chart:style-name="ch2">
          <text:p>serialization</text:p>
        </chart:title>
        <chart:legend chart:legend-position="end" svg:x="14.292cm" svg:y="4.201cm" style:legend-expansion="high" chart:style-name="ch3"/>
        <chart:plot-area chart:style-name="ch4" table:cell-range-address="Sheet1.B1:Sheet1.J1 Sheet1.B6:Sheet1.J6" chart:data-source-has-labels="row" svg:x="0.32cm" svg:y="1.275cm" svg:width="13.652cm" svg:height="7.545cm">
          <chartooo:coordinate-region svg:x="1.358cm" svg:y="1.275cm" svg:width="12.614cm" svg:height="4.701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J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6:Sheet1.J6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291">
                <text:p>291</text:p>
              </table:table-cell>
              <table:table-cell office:value-type="float" office:value="1304">
                <text:p>1304</text:p>
              </table:table-cell>
              <table:table-cell office:value-type="float" office:value="283">
                <text:p>283</text:p>
              </table:table-cell>
              <table:table-cell office:value-type="float" office:value="358">
                <text:p>358</text:p>
              </table:table-cell>
              <table:table-cell office:value-type="float" office:value="212">
                <text:p>212</text:p>
              </table:table-cell>
              <table:table-cell office:value-type="float" office:value="181">
                <text:p>181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deserialization</text:p>
        </chart:title>
        <chart:legend chart:legend-position="end" svg:x="14.292cm" svg:y="4.201cm" style:legend-expansion="high" chart:style-name="ch3"/>
        <chart:plot-area chart:style-name="ch4" table:cell-range-address="Sheet1.B1:Sheet1.J1 Sheet1.B7:Sheet1.J7" chart:data-source-has-labels="row" svg:x="0.32cm" svg:y="1.275cm" svg:width="13.652cm" svg:height="7.545cm">
          <chartooo:coordinate-region svg:x="1.358cm" svg:y="1.275cm" svg:width="12.614cm" svg:height="4.701cm"/>
          <chart:axis chart:dimension="x" chart:name="primary-x" chart:style-name="ch5" chartooo:axis-type="auto">
            <chartooo:date-scale/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J7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Depot</text:p>
                <draw:g>
                  <svg:desc>Sheet1.B1:Sheet1.J1</svg:desc>
                </draw:g>
              </table:table-cell>
              <table:table-cell office:value-type="string">
                <text:p>VectorDepot</text:p>
              </table:table-cell>
              <table:table-cell office:value-type="string">
                <text:p>LinkedListDepot</text:p>
              </table:table-cell>
              <table:table-cell office:value-type="string">
                <text:p>PriorityQueueDepot</text:p>
              </table:table-cell>
              <table:table-cell office:value-type="string">
                <text:p>HashSetDepot</text:p>
              </table:table-cell>
              <table:table-cell office:value-type="string">
                <text:p>TreeSetDepot</text:p>
              </table:table-cell>
              <table:table-cell office:value-type="string">
                <text:p>HashtableDepot</text:p>
              </table:table-cell>
              <table:table-cell office:value-type="string">
                <text:p>HashMapDepot</text:p>
              </table:table-cell>
              <table:table-cell office:value-type="string">
                <text:p>TreeMapDepot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30">
                <text:p>230</text:p>
                <draw:g>
                  <svg:desc>Sheet1.B7:Sheet1.J7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21">
                <text:p>221</text:p>
              </table:table-cell>
              <table:table-cell office:value-type="float" office:value="1175">
                <text:p>1175</text:p>
              </table:table-cell>
              <table:table-cell office:value-type="float" office:value="301">
                <text:p>301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  <table:table-cell office:value-type="float" office:value="211">
                <text:p>211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